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2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S</text:p>
          </table:table-cell>
          <table:table-cell table:number-columns-repeated="1009"/>
        </table:table-row>
        <table:table-row table:style-name="ro2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 Iteratoren</text:p>
          </table:table-cell>
          <table:table-cell table:style-name="Default"/>
          <table:table-cell table:number-columns-repeated="8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2">
          <table:table-cell table:style-name="ce3" office:value-type="string">
            <text:p>Stepper werden immer per Value Übergeben</text:p>
          </table:table-cell>
          <table:table-cell table:number-columns-repeated="9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ber: reference_weapper can be used</text:p>
          </table:table-cell>
          <table:table-cell table:number-columns-repeated="9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heck if document is ok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examples geradeziehen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lles mit valgrind auf leaks testen</text:p>
          </table:table-cell>
          <table:table-cell table:number-columns-repeated="1013"/>
        </table:table-row>
        <table:table-row table:style-name="ro2" table:number-rows-repeated="9">
          <table:table-cell table:style-name="ce3"/>
          <table:table-cell table:number-columns-repeated="9"/>
          <table:table-cell table:style-name="ce4"/>
          <table:table-cell table:number-columns-repeated="1013"/>
        </table:table-row>
        <table:table-row table:style-name="ro2" table:number-rows-repeated="27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1/24/2013</text:date>, <text:time>15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1-24T15:30:25</dc:date>
    <dc:creator>Karsten </dc:creator>
    <meta:editing-duration>PT1H44M21S</meta:editing-duration>
    <meta:editing-cycles>10</meta:editing-cycles>
    <meta:generator>LibreOffice/3.4$Unix LibreOffice_project/340m1$Build-402</meta:generator>
    <meta:document-statistic meta:table-count="3" meta:cell-count="81" meta:object-count="0"/>
  </office:meta>
</office:document-meta>
</file>